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MUÑOZ FIGUEROA, LUZ MARINA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MUÑOZ FIGUEROA, LUZ MARINA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73790634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19/10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18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38</text:p>
          </table:table-cell>
          <table:table-cell table:style-name="Tableau1.A2" office:value-type="string">
            <text:p text:style-name="P13">4</text:p>
          </table:table-cell>
          <table:table-cell table:style-name="Tableau1.D2" office:value-type="string">
            <text:p text:style-name="P12">152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152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ISAMISA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4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904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18T19:11:15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